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1.852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fo:background-color="#e6e6e6">
        <style:tab-stops>
          <style:tab-stop style:position="5.9cm"/>
        </style:tab-stops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ackground-color="transparent">
        <style:tab-stops>
          <style:tab-stop style:position="5.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rame_20_contents">
      <style:paragraph-properties fo:margin-top="0.199cm" fo:margin-bottom="0cm" fo:text-align="start" style:justify-single-word="false">
        <style:tab-stops>
          <style:tab-stop style:position="1.852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top="0.199cm" fo:margin-bottom="0cm"/>
      <style:text-properties style:use-window-font-color="true" style:font-name="Arial1" fo:font-size="10pt" fo:language="de" fo:country="CH" style:letter-kerning="true" style:font-name-asian="Arial1" style:font-size-asian="10pt" style:language-asian="hi" style:country-asian="IN" style:font-name-complex="Arial1" style:font-size-complex="10pt"/>
    </style:style>
    <style:style style:name="P14" style:family="paragraph" style:parent-style-name="Standard">
      <style:paragraph-properties fo:margin-left="0cm" fo:margin-right="-2cm" fo:text-align="start" style:justify-single-word="false" fo:text-indent="0cm" style:auto-text-indent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language="de" fo:country="CH" style:letter-kerning="true" style:font-name-asian="Arial1" style:font-size-asian="10pt" style:language-asian="hi" style:country-asian="IN" style:font-name-complex="Arial1" style:font-size-complex="10pt"/>
    </style:style>
    <style:style style:name="P16" style:family="paragraph" style:parent-style-name="Caption">
      <style:paragraph-properties fo:margin-top="0cm" fo:margin-bottom="0cm"/>
      <style:text-properties style:font-name="Arial" fo:font-size="8pt" fo:font-style="normal" style:font-size-asian="8pt" style:font-style-asian="normal" style:font-size-complex="8pt" style:font-style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Ärztliches Zeugnis</text:p>
      <text:p text:style-name="P3"><draw:frame draw:style-name="fr1" draw:name="Rahmen1" text:anchor-type="paragraph" svg:x="1.06cm" svg:y="0.4cm" svg:width="9.631cm" svg:height="1.566cm" draw:z-index="0"><draw:text-box><text:p text:style-name="P16">zuhanden von</text:p><text:p text:style-name="P13">[Adressat.Name]</text:p><text:p text:style-name="P15">[Adressat.Strasse], [Adressat.Plz] [Adressat.Ort]</text:p><text:p text:style-name="P12"/><text:p text:style-name="P9"/></draw:text-box></draw:frame></text:p>
      <text:p text:style-name="P3"/>
      <text:p text:style-name="P3"/>
      <text:p text:style-name="P3"/>
      <text:p text:style-name="P3"/>
      <text:p text:style-name="P3"/>
      <text:p text:style-name="P3"><text:span text:style-name="T2">[Patient:mw:Herr/Frau] [Patient.Name] [Patient.Vorname]</text:span>, [Patient.Geburtsdatum], [Patient.Plz] [Patient.Ort]</text:p>
      <text:p text:style-name="P3"/>
      <text:p text:style-name="P3">steht wegen [AUF.Grund] in meiner Behandlung seit dem [Konsultation.Datum]</text:p>
      <text:p text:style-name="Horizontal_20_Line"/>
      <text:p text:style-name="P3"><text:span text:style-name="T3">[Patient:mw:Er/Sie] ist/war</text:span><text:span text:style-name="T2"> </text:span>vom <text:span text:style-name="T2">[AUF.von]</text:span> bis zum <text:span text:style-name="T2">[AUF.bis]</text:span> zu <text:span text:style-name="T2">[AUF.Prozent]%</text:span> arbeitsunfähig.</text:p>
      <text:p text:style-name="P3"/>
      <text:p text:style-name="P3"/>
      <text:p text:style-name="P3"/>
      <text:p text:style-name="P4"><text:span text:style-name="T3">[Datum.heute]</text:span><text:tab/>Freundliche Grüsse</text:p>
      <text:p text:style-name="P4"/>
      <text:p text:style-name="P14"><text:tab/>[Mandant.Titel] [Mandant.Vorname] [Mandant.Name]</text:p>
      <text:p text:style-name="P4"/>
      <text:p text:style-name="P4"/>
      <text:p text:style-name="P4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tarSymbol" svg:font-family="Star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velope_20_return" style:display-name="envelope return" style:family="paragraph" style:parent-style-name="Standard" style:default-outline-level="">
      <style:text-properties style:font-name="Arial2" fo:font-size="10pt" style:font-size-asian="10pt" style:font-name-complex="Arial3" style:font-size-complex="10pt"/>
    </style:style>
    <style:style style:name="envelope_20_address" style:display-name="envelope address" style:family="paragraph" style:parent-style-name="Standard" style:default-outline-level="">
      <style:text-properties style:font-name="Arial2" style:font-name-complex="Arial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MP4" style:family="paragraph" style:parent-style-name="Standard">
      <style:paragraph-properties fo:text-align="center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paragraph-properties fo:text-align="center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14.799cm" fo:page-height="20.999cm" style:num-format="1" style:print-orientation="portrait" fo:margin-top="0.926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[Mandant.Titel] [Mandant.Vorname] [Mandant.Name]</text:p>
        <text:p text:style-name="MP2"><text:span text:style-name="MT1">[Mandant:mw:Facharzt/Fachärztin] für Allgemeinmedizin FMH</text:span><text:tab/></text:p>
        <text:p text:style-name="MP3">[Mandant.Strasse], [Mandant.Plz] [Mandant.Ort]</text:p>
        <text:p text:style-name="MP4">Tel. [Mandant.Telefon1]</text:p>
        <text:p text:style-name="MP5">KSK-Nr. [Mandant.KSK] EAN [Mandant.EAN]</text:p>
        <text:p text:style-name="MP6"/>
        <text:p text:style-name="Horizontal_20_Line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06-03-29T11:28:27</meta:creation-date>
    <dc:date>2012-09-10T14:55:13.46</dc:date>
    <dc:language>de-CH</dc:language>
    <meta:editing-cycles>30</meta:editing-cycles>
    <meta:editing-duration>PT36M56S</meta:editing-duration>
    <meta:document-statistic meta:table-count="0" meta:image-count="0" meta:object-count="0" meta:page-count="1" meta:paragraph-count="14" meta:word-count="55" meta:character-count="664" meta:non-whitespace-character-count="621"/>
    <meta:user-defined meta:name="Info 1"/>
    <meta:user-defined meta:name="Info 2"/>
    <meta:user-defined meta:name="Info 3"/>
    <meta:user-defined meta:name="Info 4"/>
  </office:meta>
</office:document-meta>
</file>